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6709in"/>
    </style:style>
    <style:style style:name="co6" style:family="table-column">
      <style:table-column-properties fo:break-before="auto" style:column-width="0.8736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9736in"/>
    </style:style>
    <style:style style:name="co9" style:family="table-column">
      <style:table-column-properties fo:break-before="auto" style:column-width="1.3016in"/>
    </style:style>
    <style:style style:name="co10" style:family="table-column">
      <style:table-column-properties fo:break-before="auto" style:column-width="1.3453in"/>
    </style:style>
    <style:style style:name="co11" style:family="table-column">
      <style:table-column-properties fo:break-before="auto" style:column-width="1.1374in"/>
    </style:style>
    <style:style style:name="co12" style:family="table-column">
      <style:table-column-properties fo:break-before="auto" style:column-width="0.9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um (interest)</text:p>
          </table:table-cell>
          <table:table-cell table:style-name="ce2" office:value-type="string">
            <text:p>Average</text:p>
          </table:table-cell>
          <table:table-cell/>
        </table:table-row>
        <table:table-row table:style-name="ro1">
          <table:table-cell office:value-type="string">
            <text:p>Properties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9">
            <text:p>29</text:p>
          </table:table-cell>
          <table:table-cell table:formula="oooc:=SUM([.B2:.J2])" office:value-type="float" office:value="202">
            <text:p>202</text:p>
          </table:table-cell>
          <table:table-cell table:formula="oooc:=AVERAGE([.B2:.I2])" office:value-type="float" office:value="21.625">
            <text:p>21.63</text:p>
          </table:table-cell>
          <table:table-cell/>
        </table:table-row>
        <table:table-row table:style-name="ro1">
          <table:table-cell office:value-type="string">
            <text:p>Multi catch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formula="oooc:=SUM([.B3:.J3])" office:value-type="float" office:value="228">
            <text:p>228</text:p>
          </table:table-cell>
          <table:table-cell table:formula="oooc:=AVERAGE([.B3:.I3])" office:value-type="float" office:value="28.375">
            <text:p>28.38</text:p>
          </table:table-cell>
          <table:table-cell/>
        </table:table-row>
        <table:table-row table:style-name="ro1">
          <table:table-cell office:value-type="string">
            <text:p>Null handling 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15">
            <text:p>1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formula="oooc:=SUM([.B4:.J4])" office:value-type="float" office:value="189">
            <text:p>189</text:p>
          </table:table-cell>
          <table:table-cell table:formula="oooc:=AVERAGE([.B4:.I4])" office:value-type="float" office:value="22.125">
            <text:p>22.13</text:p>
          </table:table-cell>
          <table:table-cell/>
        </table:table-row>
        <table:table-row table:style-name="ro1">
          <table:table-cell office:value-type="string">
            <text:p>List / Maps synta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formula="oooc:=SUM([.B5:.J5])" office:value-type="float" office:value="184">
            <text:p>184</text:p>
          </table:table-cell>
          <table:table-cell table:formula="oooc:=AVERAGE([.B5:.I5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Extension method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8">
            <text:p>28</text:p>
          </table:table-cell>
          <table:table-cell table:formula="oooc:=SUM([.B6:.J6])" office:value-type="float" office:value="148">
            <text:p>148</text:p>
          </table:table-cell>
          <table:table-cell table:formula="oooc:=AVERAGE([.B6:.I6])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Method pointer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formula="oooc:=SUM([.B7:.J7])" office:value-type="float" office:value="164">
            <text:p>164</text:p>
          </table:table-cell>
          <table:table-cell table:formula="oooc:=AVERAGE([.B7:.I7])" office:value-type="float" office:value="17.5">
            <text:p>17.5</text:p>
          </table:table-cell>
          <table:table-cell/>
        </table:table-row>
        <table:table-row table:style-name="ro1">
          <table:table-cell office:value-type="string">
            <text:p>Multiline String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5">
            <text:p>15</text:p>
          </table:table-cell>
          <table:table-cell table:formula="oooc:=SUM([.B8:.J8])" office:value-type="float" office:value="197">
            <text:p>197</text:p>
          </table:table-cell>
          <table:table-cell table:formula="oooc:=AVERAGE([.B8:.I8])" office:value-type="float" office:value="22.75">
            <text:p>22.75</text:p>
          </table:table-cell>
          <table:table-cell/>
        </table:table-row>
        <table:table-row table:style-name="ro1">
          <table:table-cell office:value-type="string">
            <text:p>Infer generic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5">
            <text:p>35</text:p>
          </table:table-cell>
          <table:table-cell table:number-columns-repeated="2" table:style-name="ce3" office:value-type="float" office:value="19">
            <text:p>1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formula="oooc:=SUM([.B9:.J9])" office:value-type="float" office:value="217">
            <text:p>217</text:p>
          </table:table-cell>
          <table:table-cell table:formula="oooc:=AVERAGE([.B9:.I9])" office:value-type="float" office:value="27.125">
            <text:p>27.13</text:p>
          </table:table-cell>
          <table:table-cell/>
        </table:table-row>
        <table:table-row table:style-name="ro1" table:number-rows-repeated="655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Feature</text:p>
          </table:table-cell>
          <table:table-cell office:value-type="string">
            <text:p>Properties</text:p>
          </table:table-cell>
          <table:table-cell office:value-type="string">
            <text:p>Multi catch</text:p>
          </table:table-cell>
          <table:table-cell office:value-type="string">
            <text:p>Null handling </text:p>
          </table:table-cell>
          <table:table-cell office:value-type="string">
            <text:p>List / Maps syntax</text:p>
          </table:table-cell>
          <table:table-cell office:value-type="string">
            <text:p>Extension methods</text:p>
          </table:table-cell>
          <table:table-cell office:value-type="string">
            <text:p>Method pointers</text:p>
          </table:table-cell>
          <table:table-cell office:value-type="string">
            <text:p>Multiline Strings</text:p>
          </table:table-cell>
          <table:table-cell office:value-type="string">
            <text:p>Infer generics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 score</text:p>
          </table:table-cell>
          <table:table-cell table:formula="oooc:=SUMPRODUCT([.A2:.A9];[.B2:.B9])" office:value-type="float" office:value="705">
            <text:p>705</text:p>
          </table:table-cell>
          <table:table-cell table:formula="oooc:=SUMPRODUCT([.$A2:.$A9];[.C2:.C9])" office:value-type="float" office:value="773">
            <text:p>773</text:p>
          </table:table-cell>
          <table:table-cell table:formula="oooc:=SUMPRODUCT([.$A2:.$A9];[.D2:.D9])" office:value-type="float" office:value="440">
            <text:p>440</text:p>
          </table:table-cell>
          <table:table-cell table:formula="oooc:=SUMPRODUCT([.$A2:.$A9];[.E2:.E9])" office:value-type="float" office:value="760">
            <text:p>760</text:p>
          </table:table-cell>
          <table:table-cell table:formula="oooc:=SUMPRODUCT([.$A2:.$A9];[.F2:.F9])" office:value-type="float" office:value="643">
            <text:p>643</text:p>
          </table:table-cell>
          <table:table-cell table:formula="oooc:=SUMPRODUCT([.$A2:.$A9];[.G2:.G9])" office:value-type="float" office:value="735">
            <text:p>735</text:p>
          </table:table-cell>
          <table:table-cell table:formula="oooc:=SUMPRODUCT([.$A2:.$A9];[.H2:.H9])" office:value-type="float" office:value="939">
            <text:p>939</text:p>
          </table:table-cell>
          <table:table-cell table:formula="oooc:=SUMPRODUCT([.$A2:.$A9];[.I2:.I9])"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Total votes for scores</text:p>
          </table:table-cell>
          <table:table-cell table:formula="oooc:=SUM([.B2:.B9])" office:value-type="float" office:value="173">
            <text:p>173</text:p>
          </table:table-cell>
          <table:table-cell table:formula="oooc:=SUM([.C2:.C9])" office:value-type="float" office:value="227">
            <text:p>227</text:p>
          </table:table-cell>
          <table:table-cell table:formula="oooc:=SUM([.D2:.D9])" office:value-type="float" office:value="177">
            <text:p>177</text:p>
          </table:table-cell>
          <table:table-cell table:formula="oooc:=SUM([.E2:.E9])" office:value-type="float" office:value="176">
            <text:p>176</text:p>
          </table:table-cell>
          <table:table-cell table:formula="oooc:=SUM([.F2:.F9])" office:value-type="float" office:value="120">
            <text:p>120</text:p>
          </table:table-cell>
          <table:table-cell table:formula="oooc:=SUM([.G2:.G9])" office:value-type="float" office:value="140">
            <text:p>140</text:p>
          </table:table-cell>
          <table:table-cell table:formula="oooc:=SUM([.H2:.H9])" office:value-type="float" office:value="182">
            <text:p>182</text:p>
          </table:table-cell>
          <table:table-cell table:formula="oooc:=SUM([.I2:.I9])" office:value-type="float" office:value="217">
            <text:p>217</text:p>
          </table:table-cell>
          <table:table-cell/>
        </table:table-row>
        <table:table-row table:style-name="ro1">
          <table:table-cell office:value-type="string">
            <text:p>Average</text:p>
          </table:table-cell>
          <table:table-cell table:formula="oooc:=[.B12]/[.B13]" office:value-type="float" office:value="4.07514450867052">
            <text:p>4.08</text:p>
          </table:table-cell>
          <table:table-cell table:formula="oooc:=[.C12]/[.C13]" office:value-type="float" office:value="3.40528634361233">
            <text:p>3.41</text:p>
          </table:table-cell>
          <table:table-cell table:formula="oooc:=[.D12]/[.D13]" office:value-type="float" office:value="2.48587570621469">
            <text:p>2.49</text:p>
          </table:table-cell>
          <table:table-cell table:formula="oooc:=[.E12]/[.E13]" office:value-type="float" office:value="4.31818181818182">
            <text:p>4.32</text:p>
          </table:table-cell>
          <table:table-cell table:formula="oooc:=[.F12]/[.F13]" office:value-type="float" office:value="5.35833333333333">
            <text:p>5.36</text:p>
          </table:table-cell>
          <table:table-cell table:formula="oooc:=[.G12]/[.G13]" office:value-type="float" office:value="5.25">
            <text:p>5.25</text:p>
          </table:table-cell>
          <table:table-cell table:formula="oooc:=[.H12]/[.H13]" office:value-type="float" office:value="5.15934065934066">
            <text:p>5.16</text:p>
          </table:table-cell>
          <table:table-cell table:formula="oooc:=[.I12]/[.I13]" office:value-type="float" office:value="3.06912442396313">
            <text:p>3.07</text:p>
          </table:table-cell>
          <table:table-cell/>
        </table:table-row>
        <table:table-row table:style-name="ro1">
          <table:table-cell office:value-type="string">
            <text:p>Total Votes</text:p>
          </table:table-cell>
          <table:table-cell table:formula="oooc:=SUM([.B2:.B10])" office:value-type="float" office:value="202">
            <text:p>202</text:p>
          </table:table-cell>
          <table:table-cell table:formula="oooc:=SUM([.C2:.C10])" office:value-type="float" office:value="228">
            <text:p>228</text:p>
          </table:table-cell>
          <table:table-cell table:formula="oooc:=SUM([.D2:.D10])" office:value-type="float" office:value="189">
            <text:p>189</text:p>
          </table:table-cell>
          <table:table-cell table:formula="oooc:=SUM([.E2:.E10])" office:value-type="float" office:value="184">
            <text:p>184</text:p>
          </table:table-cell>
          <table:table-cell table:formula="oooc:=SUM([.F2:.F10])" office:value-type="float" office:value="148">
            <text:p>148</text:p>
          </table:table-cell>
          <table:table-cell table:formula="oooc:=SUM([.G2:.G10])" office:value-type="float" office:value="164">
            <text:p>164</text:p>
          </table:table-cell>
          <table:table-cell table:formula="oooc:=SUM([.H2:.H10])" office:value-type="float" office:value="197">
            <text:p>197</text:p>
          </table:table-cell>
          <table:table-cell table:formula="oooc:=SUM([.I2:.I10])" office:value-type="float" office:value="217">
            <text:p>217</text:p>
          </table:table-cell>
          <table:table-cell table:formula="oooc:=SUM([.B15:.I15])" office:value-type="float" office:value="1529">
            <text:p>15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Sheet2.N46" table:end-x="0.6913in" table:end-y="0.1563in" draw:z-index="0" draw:style-name="gr1" svg:width="13.2146in" svg:height="5.2823in" svg:x="1.2181in" svg:y="0.0106in">
              <draw:object draw:notify-on-update-of-ranges="Sheet2.A1:Sheet2.A1 Sheet2.B1:Sheet2.I1 Sheet2.A2:Sheet2.A2 Sheet2.B2:Sheet2.I2 Sheet2.A3:Sheet2.A3 Sheet2.B3:Sheet2.I3 Sheet2.A4:Sheet2.A4 Sheet2.B4:Sheet2.I4 Sheet2.A5:Sheet2.A5 Sheet2.B5:Sheet2.I5 Sheet2.A6:Sheet2.A6 Sheet2.B6:Sheet2.I6 Sheet2.A7:Sheet2.A7 Sheet2.B7:Sheet2.I7 Sheet2.A8:Sheet2.A8 Sheet2.B8:Sheet2.I8 Sheet2.A9:Sheet2.A9 Sheet2.B9:Sheet2.I9 Sheet2.A10:Sheet2.A10 Sheet2.B10:Sheet2.I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655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2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Ophir Radnitz</meta:initial-creator>
    <meta:creation-date>2008-12-11T21:16:44</meta:creation-date>
    <dc:creator>Ophir Radnitz</dc:creator>
    <dc:date>2008-12-11T22:01:16</dc:date>
    <meta:editing-cycles>4</meta:editing-cycles>
    <meta:editing-duration>PT44M35S</meta:editing-duration>
    <meta:user-defined meta:name="Info 1"/>
    <meta:user-defined meta:name="Info 2"/>
    <meta:user-defined meta:name="Info 3"/>
    <meta:user-defined meta:name="Info 4"/>
    <meta:document-statistic meta:table-count="3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83caff" dr3d:edge-rounding="5%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stroke="none" draw:fill-color="#314004" dr3d:edge-rounding="5%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stroke="none" draw:fill-color="#aecf00" dr3d:edge-rounding="5%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stroke="none" draw:fill-color="#4b1f6f" dr3d:edge-rounding="5%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33.566cm" svg:height="13.418cm" chart:class="chart:bar" chart:style-name="ch1">
        <chart:legend chart:legend-position="end" svg:x="32.061cm" svg:y="4.928cm" chart:style-name="ch2"/>
        <chart:plot-area chart:style-name="ch3" table:cell-range-address="Sheet2.A1:Sheet2.I10" chart:data-source-has-labels="both" svg:x="0.671cm" svg:y="0.268cm" svg:width="30.719cm" svg:height="12.6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2.B1:Sheet2.I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2.B2:Sheet2.I2" chart:label-cell-address="Sheet2.A2:Sheet2.A2" chart:class="chart:bar">
            <chart:data-point chart:repeated="8"/>
          </chart:series>
          <chart:series chart:style-name="ch8" chart:values-cell-range-address="Sheet2.B3:Sheet2.I3" chart:label-cell-address="Sheet2.A3:Sheet2.A3" chart:class="chart:bar">
            <chart:data-point chart:repeated="8"/>
          </chart:series>
          <chart:series chart:style-name="ch9" chart:values-cell-range-address="Sheet2.B4:Sheet2.I4" chart:label-cell-address="Sheet2.A4:Sheet2.A4" chart:class="chart:bar">
            <chart:data-point chart:repeated="8"/>
          </chart:series>
          <chart:series chart:style-name="ch10" chart:values-cell-range-address="Sheet2.B5:Sheet2.I5" chart:label-cell-address="Sheet2.A5:Sheet2.A5" chart:class="chart:bar">
            <chart:data-point chart:repeated="8"/>
          </chart:series>
          <chart:series chart:style-name="ch11" chart:values-cell-range-address="Sheet2.B6:Sheet2.I6" chart:label-cell-address="Sheet2.A6:Sheet2.A6" chart:class="chart:bar">
            <chart:data-point chart:repeated="8"/>
          </chart:series>
          <chart:series chart:style-name="ch12" chart:values-cell-range-address="Sheet2.B7:Sheet2.I7" chart:label-cell-address="Sheet2.A7:Sheet2.A7" chart:class="chart:bar">
            <chart:data-point chart:repeated="8"/>
          </chart:series>
          <chart:series chart:style-name="ch13" chart:values-cell-range-address="Sheet2.B8:Sheet2.I8" chart:label-cell-address="Sheet2.A8:Sheet2.A8" chart:class="chart:bar">
            <chart:data-point chart:repeated="8"/>
          </chart:series>
          <chart:series chart:style-name="ch14" chart:values-cell-range-address="Sheet2.B9:Sheet2.I9" chart:label-cell-address="Sheet2.A9:Sheet2.A9" chart:class="chart:bar">
            <chart:data-point chart:repeated="8"/>
          </chart:series>
          <chart:series chart:style-name="ch15" chart:values-cell-range-address="Sheet2.B10:Sheet2.I10" chart:label-cell-address="Sheet2.A10:Sheet2.A1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erties</text:p>
              </table:table-cell>
              <table:table-cell office:value-type="string">
                <text:p>Multi catch</text:p>
              </table:table-cell>
              <table:table-cell office:value-type="string">
                <text:p>Null handling </text:p>
              </table:table-cell>
              <table:table-cell office:value-type="string">
                <text:p>List / Maps syntax</text:p>
              </table:table-cell>
              <table:table-cell office:value-type="string">
                <text:p>Extension methods</text:p>
              </table:table-cell>
              <table:table-cell office:value-type="string">
                <text:p>Method pointers</text:p>
              </table:table-cell>
              <table:table-cell office:value-type="string">
                <text:p>Multiline Strings</text:p>
              </table:table-cell>
              <table:table-cell office:value-type="string">
                <text:p>Infer generi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